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svg:stroke-width="0.102cm" draw:marker-start-width="0.352cm" draw:marker-end-width="0.352cm" draw:fill-color="#ff8080" draw:textarea-horizontal-align="center" draw:textarea-vertical-align="middle" fo:padding-top="0.175cm" fo:padding-bottom="0.175cm" fo:padding-left="0.3cm" fo:padding-right="0.3cm"/>
    </style:style>
    <style:style style:name="gr5" style:family="graphic" style:parent-style-name="standard">
      <style:graphic-properties svg:stroke-width="0.1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8" style:family="graphic" style:parent-style-name="standard">
      <style:graphic-properties svg:stroke-width="0.102cm" draw:marker-start-width="0.352cm" draw:marker-end-width="0.352cm" draw:fill-color="#00ff00"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2.076cm" svg:height="1.925cm" svg:x="7.068cm" svg:y="1.02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 draw:layer="layout" svg:width="1.113cm" svg:height="1.143cm" svg:x="5.981cm" svg:y="4.151cm">
          <text:p text:style-name="P2">F</text:p>
        </draw:rect>
        <draw:rect draw:style-name="gr2" draw:text-style-name="P2" draw:id="id3" draw:layer="layout" svg:width="2.034cm" svg:height="1.142cm" svg:x="1.863cm" svg:y="4.151cm">
          <text:p text:style-name="P2">solver</text:p>
        </draw:rect>
        <draw:connector draw:style-name="gr3" draw:text-style-name="P1" draw:layer="layout" svg:x1="8.106cm" svg:y1="2.947cm" svg:x2="6.537cm" svg:y2="4.151cm" draw:start-shape="id1" draw:start-glue-point="2" draw:end-shape="id2" draw:end-glue-point="0">
          <text:p text:style-name="P3"/>
        </draw:connector>
        <draw:connector draw:style-name="gr3" draw:text-style-name="P1" draw:layer="layout" svg:x1="8.106cm" svg:y1="2.947cm" svg:x2="2.88cm" svg:y2="4.151cm" draw:start-shape="id1" draw:start-glue-point="2" draw:end-shape="id3" draw:end-glue-point="0">
          <text:p text:style-name="P3"/>
        </draw:connector>
        <draw:custom-shape draw:style-name="gr1" draw:text-style-name="P1" draw:id="id5" draw:layer="Vmo" svg:width="2.076cm" svg:height="1.925cm" svg:x="8.387cm" svg:y="4.80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4" draw:text-style-name="P2" draw:id="id4" draw:layer="Vmo" svg:width="1.443cm" svg:height="1.142cm" svg:x="6.553cm" svg:y="7.954cm">
          <text:p text:style-name="P2">DOF</text:p>
        </draw:rect>
        <draw:connector draw:style-name="gr3" draw:text-style-name="P1" draw:layer="Vmo" svg:x1="7.274cm" svg:y1="7.954cm" svg:x2="9.425cm" svg:y2="6.731cm" draw:start-shape="id4" draw:start-glue-point="0" draw:end-shape="id5" draw:end-glue-point="2">
          <text:p text:style-name="P3"/>
        </draw:connector>
        <draw:connector draw:style-name="gr3" draw:text-style-name="P1" draw:layer="Vmo" svg:x1="8.106cm" svg:y1="2.948cm" svg:x2="9.425cm" svg:y2="4.806cm" draw:end-shape="id5" draw:end-glue-point="0">
          <text:p text:style-name="P3"/>
        </draw:connector>
        <draw:rect draw:style-name="gr4" draw:text-style-name="P2" draw:id="id6" draw:layer="Vmo" svg:width="2.037cm" svg:height="1.777cm" svg:x="8.688cm" svg:y="7.954cm">
          <text:p text:style-name="P2">Visual</text:p>
          <text:p text:style-name="P2">model</text:p>
        </draw:rect>
        <draw:connector draw:style-name="gr5" draw:text-style-name="P1" draw:layer="Vmo" svg:x1="9.425cm" svg:y1="6.731cm" svg:x2="9.706cm" svg:y2="7.954cm" draw:start-shape="id5" draw:start-glue-point="2" draw:end-shape="id6" draw:end-glue-point="0">
          <text:p text:style-name="P3"/>
        </draw:connector>
        <draw:frame draw:style-name="gr6" draw:layer="layout" svg:width="1.874cm" svg:height="1.195cm" svg:x="9.531cm" svg:y="1.31cm">
          <draw:text-box>
            <text:p text:style-name="P3">body</text:p>
          </draw:text-box>
        </draw:frame>
        <draw:rect draw:style-name="gr2" draw:text-style-name="P2" draw:id="id7" draw:layer="layout" svg:width="1.443cm" svg:height="1.142cm" svg:x="4.197cm" svg:y="4.124cm">
          <text:p text:style-name="P2">DOF</text:p>
        </draw:rect>
        <draw:connector draw:style-name="gr5" draw:text-style-name="P1" draw:layer="layout" svg:x1="4.918cm" svg:y1="4.124cm" svg:x2="8.106cm" svg:y2="2.947cm" draw:start-shape="id7" draw:start-glue-point="0" draw:end-shape="id1" draw:end-glue-point="2">
          <text:p text:style-name="P3"/>
        </draw:connector>
        <draw:rect draw:style-name="gr4" draw:text-style-name="P2" draw:id="id8" draw:layer="vma" svg:width="2.931cm" svg:height="1.179cm" svg:x="3.072cm" svg:y="7.925cm">
          <text:p text:style-name="P2">Mapping</text:p>
        </draw:rect>
        <draw:connector draw:style-name="gr5" draw:text-style-name="P1" draw:layer="vma" svg:x1="4.537cm" svg:y1="7.925cm" svg:x2="9.425cm" svg:y2="6.731cm" draw:start-shape="id8" draw:start-glue-point="0" draw:end-shape="id5" draw:end-glue-point="2">
          <text:p text:style-name="P3"/>
        </draw:connector>
        <draw:custom-shape draw:style-name="gr1" draw:text-style-name="P1" draw:id="id9" draw:layer="cmo" svg:width="2.076cm" svg:height="1.925cm" svg:x="11.716cm" svg:y="8.989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5" draw:text-style-name="P1" draw:layer="cmo" draw:line-skew="-0.491cm" svg:x1="12.754cm" svg:y1="8.989cm" svg:x2="9.425cm" svg:y2="6.731cm" draw:start-shape="id9" draw:start-glue-point="0" draw:end-shape="id5" draw:end-glue-point="2">
          <text:p text:style-name="P3"/>
        </draw:connector>
        <draw:frame draw:style-name="gr7" draw:layer="Vmo" svg:width="3.769cm" svg:height="1.295cm" svg:x="10.583cm" svg:y="5.121cm">
          <draw:text-box>
            <text:p text:style-name="P3">visual layer</text:p>
          </draw:text-box>
        </draw:frame>
        <draw:frame draw:style-name="gr7" draw:layer="cmo" svg:width="4.399cm" svg:height="1.295cm" svg:x="13.883cm" svg:y="9.417cm">
          <draw:text-box>
            <text:p text:style-name="P3">collision layer</text:p>
          </draw:text-box>
        </draw:frame>
        <draw:rect draw:style-name="gr8" draw:text-style-name="P2" draw:id="id11" draw:layer="cmo" svg:width="1.443cm" svg:height="1.142cm" svg:x="10.737cm" svg:y="12.307cm">
          <text:p text:style-name="P2">DOF</text:p>
        </draw:rect>
        <draw:rect draw:style-name="gr8" draw:text-style-name="P2" draw:id="id10" draw:layer="cmo" svg:width="2.931cm" svg:height="1.179cm" svg:x="7.142cm" svg:y="12.308cm">
          <text:p text:style-name="P2">Mapping</text:p>
        </draw:rect>
        <draw:connector draw:style-name="gr5" draw:text-style-name="P1" draw:layer="cmo" svg:x1="8.607cm" svg:y1="12.308cm" svg:x2="12.754cm" svg:y2="10.914cm" draw:start-shape="id10" draw:start-glue-point="0" draw:end-shape="id9" draw:end-glue-point="2">
          <text:p text:style-name="P3"/>
        </draw:connector>
        <draw:connector draw:style-name="gr5" draw:text-style-name="P1" draw:layer="cmo" svg:x1="11.458cm" svg:y1="12.307cm" svg:x2="12.754cm" svg:y2="10.914cm" draw:start-shape="id11" draw:start-glue-point="0" draw:end-shape="id9" draw:end-glue-point="2">
          <text:p text:style-name="P3"/>
        </draw:connector>
      </draw:page>
      <draw:page draw:name="page2" draw:style-name="dp1" draw:master-page-name="Default">
        <draw:custom-shape draw:style-name="gr1" draw:text-style-name="P1" draw:id="id12" draw:layer="cma" svg:width="2.076cm" svg:height="1.925cm" svg:x="7.922cm" svg:y="1.53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3" draw:layer="cma" svg:width="1.113cm" svg:height="1.143cm" svg:x="4.702cm" svg:y="4.662cm">
          <text:p text:style-name="P2">F</text:p>
        </draw:rect>
        <draw:rect draw:style-name="gr2" draw:text-style-name="P2" draw:id="id14" draw:layer="cma" svg:width="1.113cm" svg:height="1.143cm" svg:x="6.357cm" svg:y="4.662cm">
          <text:p text:style-name="P2">F</text:p>
        </draw:rect>
        <draw:rect draw:style-name="gr2" draw:text-style-name="P2" draw:id="id15" draw:layer="cma" svg:width="1.113cm" svg:height="1.143cm" svg:x="7.893cm" svg:y="4.662cm">
          <text:p text:style-name="P2">C</text:p>
        </draw:rect>
        <draw:rect draw:style-name="gr2" draw:text-style-name="P2" draw:id="id17" draw:layer="cma" svg:width="1.113cm" svg:height="1.143cm" svg:x="9.607cm" svg:y="4.662cm">
          <text:p text:style-name="P2">M</text:p>
        </draw:rect>
        <draw:rect draw:style-name="gr2" draw:text-style-name="P2" draw:id="id16" draw:layer="cma" svg:width="1.443cm" svg:height="1.142cm" svg:x="2.717cm" svg:y="4.662cm">
          <text:p text:style-name="P2">DOF</text:p>
        </draw:rect>
        <draw:connector draw:style-name="gr3" draw:text-style-name="P1" draw:layer="cma" svg:x1="8.96cm" svg:y1="3.458cm" svg:x2="5.258cm" svg:y2="4.662cm" draw:start-shape="id12" draw:start-glue-point="2" draw:end-shape="id13" draw:end-glue-point="0">
          <text:p text:style-name="P3"/>
        </draw:connector>
        <draw:connector draw:style-name="gr3" draw:text-style-name="P1" draw:layer="cma" svg:x1="8.96cm" svg:y1="3.458cm" svg:x2="6.913cm" svg:y2="4.662cm" draw:start-shape="id12" draw:start-glue-point="2" draw:end-shape="id14" draw:end-glue-point="0">
          <text:p text:style-name="P3"/>
        </draw:connector>
        <draw:connector draw:style-name="gr3" draw:text-style-name="P1" draw:layer="cma" svg:x1="8.96cm" svg:y1="3.458cm" svg:x2="8.449cm" svg:y2="4.662cm" draw:start-shape="id12" draw:start-glue-point="2" draw:end-shape="id15" draw:end-glue-point="0">
          <text:p text:style-name="P3"/>
        </draw:connector>
        <draw:connector draw:style-name="gr3" draw:text-style-name="P1" draw:layer="cma" svg:x1="8.96cm" svg:y1="3.458cm" svg:x2="3.438cm" svg:y2="4.662cm" draw:start-shape="id12" draw:start-glue-point="2" draw:end-shape="id16" draw:end-glue-point="0">
          <text:p text:style-name="P3"/>
        </draw:connector>
        <draw:connector draw:style-name="gr3" draw:text-style-name="P1" draw:layer="cma" svg:x1="10.163cm" svg:y1="4.662cm" svg:x2="8.96cm" svg:y2="3.458cm" draw:start-shape="id17" draw:start-glue-point="0" draw:end-shape="id12" draw:end-glue-point="2">
          <text:p text:style-name="P3"/>
        </draw:connector>
        <draw:custom-shape draw:style-name="gr1" draw:text-style-name="P1" draw:id="id18" draw:layer="cma" svg:width="2.076cm" svg:height="1.925cm" svg:x="11.292cm" svg:y="4.66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cma" svg:x1="8.96cm" svg:y1="3.458cm" svg:x2="12.33cm" svg:y2="4.662cm" draw:start-shape="id12" draw:start-glue-point="2" draw:end-shape="id18" draw:end-glue-point="0">
          <text:p text:style-name="P3"/>
        </draw:connector>
        <draw:rect draw:style-name="gr2" draw:text-style-name="P2" draw:id="id19" draw:layer="cma" svg:width="1.443cm" svg:height="1.142cm" svg:x="9.91cm" svg:y="8.664cm">
          <text:p text:style-name="P2">DOF</text:p>
        </draw:rect>
        <draw:connector draw:style-name="gr3" draw:text-style-name="P1" draw:layer="cma" svg:x1="10.631cm" svg:y1="8.664cm" svg:x2="12.33cm" svg:y2="6.587cm" draw:start-shape="id19" draw:start-glue-point="0" draw:end-shape="id18" draw:end-glue-point="2">
          <text:p text:style-name="P3"/>
        </draw:connector>
        <draw:rect draw:style-name="gr2" draw:text-style-name="P2" draw:id="id20" draw:layer="cma" svg:width="1.443cm" svg:height="1.142cm" svg:x="11.746cm" svg:y="8.664cm">
          <text:p text:style-name="P2">Visu</text:p>
        </draw:rect>
        <draw:connector draw:style-name="gr3" draw:text-style-name="P1" draw:layer="cma" svg:x1="12.33cm" svg:y1="6.587cm" svg:x2="12.467cm" svg:y2="8.664cm" draw:start-shape="id18" draw:start-glue-point="2" draw:end-shape="id20" draw:end-glue-point="0">
          <text:p text:style-name="P3"/>
        </draw:connector>
        <draw:custom-shape draw:style-name="gr1" draw:text-style-name="P1" draw:id="id21" draw:layer="cma" svg:width="2.076cm" svg:height="1.925cm" svg:x="13.849cm" svg:y="8.664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cma" svg:x1="12.33cm" svg:y1="6.587cm" svg:x2="14.887cm" svg:y2="8.664cm" draw:start-shape="id18" draw:start-glue-point="2" draw:end-shape="id21" draw:end-glue-point="0">
          <text:p text:style-name="P3"/>
        </draw:connector>
        <draw:rect draw:style-name="gr2" draw:text-style-name="P2" draw:id="id22" draw:layer="cma" svg:width="1.443cm" svg:height="1.142cm" svg:x="14.154cm" svg:y="12.335cm">
          <text:p text:style-name="P2">Sph</text:p>
        </draw:rect>
        <draw:connector draw:style-name="gr3" draw:text-style-name="P1" draw:layer="cma" svg:x1="14.875cm" svg:y1="12.335cm" svg:x2="14.887cm" svg:y2="10.589cm" draw:start-shape="id22" draw:start-glue-point="0" draw:end-shape="id21" draw:end-glue-point="2">
          <text:p text:style-name="P3"/>
        </draw:connector>
        <draw:rect draw:style-name="gr2" draw:text-style-name="P2" draw:id="id24" draw:layer="cma" svg:width="2.769cm" svg:height="1.081cm" svg:x="6.539cm" svg:y="8.664cm">
          <text:p text:style-name="P2">Mapping</text:p>
        </draw:rect>
        <draw:rect draw:style-name="gr2" draw:text-style-name="P2" draw:id="id23" draw:layer="cma" svg:width="2.769cm" svg:height="1.081cm" svg:x="10.691cm" svg:y="12.305cm">
          <text:p text:style-name="P2">Mapping</text:p>
        </draw:rect>
        <draw:connector draw:style-name="gr3" draw:text-style-name="P1" draw:layer="cma" svg:x1="12.075cm" svg:y1="12.305cm" svg:x2="14.887cm" svg:y2="10.589cm" draw:start-shape="id23" draw:start-glue-point="0" draw:end-shape="id21" draw:end-glue-point="2">
          <text:p text:style-name="P3"/>
        </draw:connector>
        <draw:connector draw:style-name="gr3" draw:text-style-name="P1" draw:layer="cma" svg:x1="7.923cm" svg:y1="8.664cm" svg:x2="12.33cm" svg:y2="6.587cm" draw:start-shape="id24" draw:start-glue-point="0" draw:end-shape="id18" draw:end-glue-point="2">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19.69cm" fo:page-height="15.9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 draw:name="Vmo"/>
      <draw:layer draw:name="vma"/>
      <draw:layer draw:name="cmo"/>
      <draw:layer draw:name="cma"/>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6-11T20:47:46</meta:creation-date>
    <dc:date>2006-09-27T17:36:19</dc:date>
    <dc:language>en-US</dc:language>
    <meta:editing-cycles>21</meta:editing-cycles>
    <meta:editing-duration>PT40M0S</meta:editing-duration>
    <meta:user-defined meta:name="Info 1"/>
    <meta:user-defined meta:name="Info 2"/>
    <meta:user-defined meta:name="Info 3"/>
    <meta:user-defined meta:name="Info 4"/>
    <meta:document-statistic meta:object-count="49"/>
  </office:meta>
</office:document-meta>
</file>